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M-01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840943171" calcext:value-type="float">
            <text:p>10840943171</text:p>
          </table:table-cell>
          <table:table-cell office:value-type="float" office:value="4.41167" calcext:value-type="float">
            <text:p>4,41167</text:p>
          </table:table-cell>
          <table:table-cell office:value-type="float" office:value="1437" calcext:value-type="float">
            <text:p>1437</text:p>
          </table:table-cell>
          <table:table-cell office:value-type="float" office:value="5.66378" calcext:value-type="float">
            <text:p>5,66378</text:p>
          </table:table-cell>
          <table:table-cell table:style-name="ce1" office:value-type="float" office:value="62244575719" calcext:value-type="float">
            <text:p>62244575719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18388453" calcext:value-type="float">
            <text:p>18388453</text:p>
          </table:table-cell>
          <table:table-cell office:value-type="float" office:value="0.908672" calcext:value-type="float">
            <text:p>0,908672</text:p>
          </table:table-cell>
          <table:table-cell office:value-type="float" office:value="968" calcext:value-type="float">
            <text:p>968</text:p>
          </table:table-cell>
          <table:table-cell office:value-type="float" office:value="1.43341" calcext:value-type="float">
            <text:p>1,43341</text:p>
          </table:table-cell>
          <table:table-cell table:style-name="ce1" office:value-type="float" office:value="19183391708" calcext:value-type="float">
            <text:p>19183391708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362261982" calcext:value-type="float">
            <text:p>10362261982</text:p>
          </table:table-cell>
          <table:table-cell office:value-type="float" office:value="4.41167" calcext:value-type="float">
            <text:p>4,41167</text:p>
          </table:table-cell>
          <table:table-cell office:value-type="float" office:value="1437" calcext:value-type="float">
            <text:p>1437</text:p>
          </table:table-cell>
          <table:table-cell office:value-type="float" office:value="5.66378" calcext:value-type="float">
            <text:p>5,66378</text:p>
          </table:table-cell>
          <table:table-cell table:style-name="ce1" office:value-type="float" office:value="252539679" calcext:value-type="float">
            <text:p>252539679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11861828800" calcext:value-type="float">
            <text:p>11861828800</text:p>
          </table:table-cell>
          <table:table-cell office:value-type="float" office:value="0.908672" calcext:value-type="float">
            <text:p>0,908672</text:p>
          </table:table-cell>
          <table:table-cell office:value-type="float" office:value="968" calcext:value-type="float">
            <text:p>968</text:p>
          </table:table-cell>
          <table:table-cell office:value-type="float" office:value="1.43341" calcext:value-type="float">
            <text:p>1,43341</text:p>
          </table:table-cell>
          <table:table-cell table:style-name="ce1" office:value-type="float" office:value="18965828162" calcext:value-type="float">
            <text:p>1896582816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116549273" calcext:value-type="float">
            <text:p>10116549273</text:p>
          </table:table-cell>
          <table:table-cell office:value-type="float" office:value="4.41167" calcext:value-type="float">
            <text:p>4,41167</text:p>
          </table:table-cell>
          <table:table-cell office:value-type="float" office:value="1437" calcext:value-type="float">
            <text:p>1437</text:p>
          </table:table-cell>
          <table:table-cell office:value-type="float" office:value="5.66378" calcext:value-type="float">
            <text:p>5,66378</text:p>
          </table:table-cell>
          <table:table-cell table:style-name="ce1" office:value-type="float" office:value="63793951810" calcext:value-type="float">
            <text:p>63793951810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6829721" calcext:value-type="float">
            <text:p>6829721</text:p>
          </table:table-cell>
          <table:table-cell office:value-type="float" office:value="0.908672" calcext:value-type="float">
            <text:p>0,908672</text:p>
          </table:table-cell>
          <table:table-cell office:value-type="float" office:value="968" calcext:value-type="float">
            <text:p>968</text:p>
          </table:table-cell>
          <table:table-cell office:value-type="float" office:value="1.43341" calcext:value-type="float">
            <text:p>1,43341</text:p>
          </table:table-cell>
          <table:table-cell table:style-name="ce1" office:value-type="float" office:value="18929609594" calcext:value-type="float">
            <text:p>1892960959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144355200" calcext:value-type="float">
            <text:p>10144355200</text:p>
          </table:table-cell>
          <table:table-cell office:value-type="float" office:value="4.41167" calcext:value-type="float">
            <text:p>4,41167</text:p>
          </table:table-cell>
          <table:table-cell office:value-type="float" office:value="1437" calcext:value-type="float">
            <text:p>1437</text:p>
          </table:table-cell>
          <table:table-cell office:value-type="float" office:value="5.66378" calcext:value-type="float">
            <text:p>5,66378</text:p>
          </table:table-cell>
          <table:table-cell table:style-name="ce1" office:value-type="float" office:value="33357215" calcext:value-type="float">
            <text:p>33357215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6472682" calcext:value-type="float">
            <text:p>6472682</text:p>
          </table:table-cell>
          <table:table-cell office:value-type="float" office:value="0.908672" calcext:value-type="float">
            <text:p>0,908672</text:p>
          </table:table-cell>
          <table:table-cell office:value-type="float" office:value="968" calcext:value-type="float">
            <text:p>968</text:p>
          </table:table-cell>
          <table:table-cell office:value-type="float" office:value="1.43341" calcext:value-type="float">
            <text:p>1,43341</text:p>
          </table:table-cell>
          <table:table-cell table:style-name="ce1" office:value-type="float" office:value="18567490636" calcext:value-type="float">
            <text:p>1856749063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139450089" calcext:value-type="float">
            <text:p>10139450089</text:p>
          </table:table-cell>
          <table:table-cell office:value-type="float" office:value="4.41167" calcext:value-type="float">
            <text:p>4,41167</text:p>
          </table:table-cell>
          <table:table-cell office:value-type="float" office:value="1437" calcext:value-type="float">
            <text:p>1437</text:p>
          </table:table-cell>
          <table:table-cell office:value-type="float" office:value="5.66378" calcext:value-type="float">
            <text:p>5,66378</text:p>
          </table:table-cell>
          <table:table-cell table:style-name="ce1" office:value-type="float" office:value="63931436101" calcext:value-type="float">
            <text:p>63931436101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29289938" calcext:value-type="float">
            <text:p>29289938</text:p>
          </table:table-cell>
          <table:table-cell office:value-type="float" office:value="0.908672" calcext:value-type="float">
            <text:p>0,908672</text:p>
          </table:table-cell>
          <table:table-cell office:value-type="float" office:value="968" calcext:value-type="float">
            <text:p>968</text:p>
          </table:table-cell>
          <table:table-cell office:value-type="float" office:value="1.43341" calcext:value-type="float">
            <text:p>1,43341</text:p>
          </table:table-cell>
          <table:table-cell table:style-name="ce1" office:value-type="float" office:value="18662182282" calcext:value-type="float">
            <text:p>1866218228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04848" calcext:value-type="float">
            <text:p>0,104848</text:p>
          </table:table-cell>
          <table:table-cell table:formula="of:=([.C3]+[.C4]+[.C5]+[.C6]+[.C7])/5" office:value-type="float" office:value="13" calcext:value-type="float">
            <text:p>13</text:p>
          </table:table-cell>
          <table:table-cell table:formula="of:=([.D3]+[.D4]+[.D5]+[.D6]+[.D7])/5" office:value-type="float" office:value="0.106145" calcext:value-type="float">
            <text:p>0,106145</text:p>
          </table:table-cell>
          <table:table-cell table:style-name="ce1" table:formula="of:=([.E3]+[.E4]+[.E5]+[.E6]+[.E7])/5" office:value-type="float" office:value="10320711943" calcext:value-type="float">
            <text:p>10320711943</text:p>
          </table:table-cell>
          <table:table-cell table:formula="of:=([.F3]+[.F4]+[.F5]+[.F6]+[.F7])/5" office:value-type="float" office:value="4.41167" calcext:value-type="float">
            <text:p>4,41167</text:p>
          </table:table-cell>
          <table:table-cell table:formula="of:=([.G3]+[.G4]+[.G5]+[.G6]+[.G7])/5" office:value-type="float" office:value="1437" calcext:value-type="float">
            <text:p>1437</text:p>
          </table:table-cell>
          <table:table-cell table:formula="of:=([.H3]+[.H4]+[.H5]+[.H6]+[.H7])/5" office:value-type="float" office:value="5.66378" calcext:value-type="float">
            <text:p>5,66378</text:p>
          </table:table-cell>
          <table:table-cell table:style-name="ce1" table:formula="of:=([.I3]+[.I4]+[.I5]+[.I6]+[.I7])/5" office:value-type="float" office:value="38051172104.8" calcext:value-type="float">
            <text:p>38051172104,8</text:p>
          </table:table-cell>
          <table:table-cell table:formula="of:=([.J3]+[.J4]+[.J5]+[.J6]+[.J7])/5" office:value-type="float" office:value="0.410044" calcext:value-type="float">
            <text:p>0,410044</text:p>
          </table:table-cell>
          <table:table-cell table:formula="of:=([.K3]+[.K4]+[.K5]+[.K6]+[.K7])/5" office:value-type="float" office:value="493" calcext:value-type="float">
            <text:p>493</text:p>
          </table:table-cell>
          <table:table-cell table:formula="of:=([.L3]+[.L4]+[.L5]+[.L6]+[.L7])/5" office:value-type="float" office:value="0.585871" calcext:value-type="float">
            <text:p>0,585871</text:p>
          </table:table-cell>
          <table:table-cell table:style-name="ce1" table:formula="of:=([.M3]+[.M4]+[.M5]+[.M6]+[.M7])/5" office:value-type="float" office:value="2384561918.8" calcext:value-type="float">
            <text:p>2384561918,8</text:p>
          </table:table-cell>
          <table:table-cell table:formula="of:=([.N3]+[.N4]+[.N5]+[.N6]+[.N7])/5" office:value-type="float" office:value="0.908672" calcext:value-type="float">
            <text:p>0,908672</text:p>
          </table:table-cell>
          <table:table-cell table:formula="of:=([.O3]+[.O4]+[.O5]+[.O6]+[.O7])/5" office:value-type="float" office:value="968" calcext:value-type="float">
            <text:p>968</text:p>
          </table:table-cell>
          <table:table-cell table:formula="of:=([.P3]+[.P4]+[.P5]+[.P6]+[.P7])/5" office:value-type="float" office:value="1.43341" calcext:value-type="float">
            <text:p>1,43341</text:p>
          </table:table-cell>
          <table:table-cell table:style-name="ce1" table:formula="of:=([.Q3]+[.Q4]+[.Q5]+[.Q6]+[.Q7])/5" office:value-type="float" office:value="18861700476.4" calcext:value-type="float">
            <text:p>18861700476,4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211749254" calcext:value-type="float">
            <text:p>10211749254</text:p>
          </table:table-cell>
          <table:table-cell office:value-type="float" office:value="7.49983" calcext:value-type="float">
            <text:p>7,49983</text:p>
          </table:table-cell>
          <table:table-cell office:value-type="float" office:value="1778" calcext:value-type="float">
            <text:p>1778</text:p>
          </table:table-cell>
          <table:table-cell office:value-type="float" office:value="9.9391" calcext:value-type="float">
            <text:p>9,9391</text:p>
          </table:table-cell>
          <table:table-cell table:style-name="ce1" office:value-type="float" office:value="225347254" calcext:value-type="float">
            <text:p>22534725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910775675" calcext:value-type="float">
            <text:p>11910775675</text:p>
          </table:table-cell>
          <table:table-cell office:value-type="float" office:value="0.9918" calcext:value-type="float">
            <text:p>0,9918</text:p>
          </table:table-cell>
          <table:table-cell office:value-type="float" office:value="1016" calcext:value-type="float">
            <text:p>1016</text:p>
          </table:table-cell>
          <table:table-cell office:value-type="float" office:value="1.59291" calcext:value-type="float">
            <text:p>1,59291</text:p>
          </table:table-cell>
          <table:table-cell table:style-name="ce1" office:value-type="float" office:value="18807872886" calcext:value-type="float">
            <text:p>1880787288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13945087" calcext:value-type="float">
            <text:p>10413945087</text:p>
          </table:table-cell>
          <table:table-cell office:value-type="float" office:value="7.49983" calcext:value-type="float">
            <text:p>7,49983</text:p>
          </table:table-cell>
          <table:table-cell office:value-type="float" office:value="1778" calcext:value-type="float">
            <text:p>1778</text:p>
          </table:table-cell>
          <table:table-cell office:value-type="float" office:value="9.9391" calcext:value-type="float">
            <text:p>9,9391</text:p>
          </table:table-cell>
          <table:table-cell table:style-name="ce1" office:value-type="float" office:value="63870986453" calcext:value-type="float">
            <text:p>6387098645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892407585" calcext:value-type="float">
            <text:p>11892407585</text:p>
          </table:table-cell>
          <table:table-cell office:value-type="float" office:value="0.9918" calcext:value-type="float">
            <text:p>0,9918</text:p>
          </table:table-cell>
          <table:table-cell office:value-type="float" office:value="1016" calcext:value-type="float">
            <text:p>1016</text:p>
          </table:table-cell>
          <table:table-cell office:value-type="float" office:value="1.59291" calcext:value-type="float">
            <text:p>1,59291</text:p>
          </table:table-cell>
          <table:table-cell table:style-name="ce1" office:value-type="float" office:value="16658227" calcext:value-type="float">
            <text:p>1665822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109554" calcext:value-type="float">
            <text:p>11109554</text:p>
          </table:table-cell>
          <table:table-cell office:value-type="float" office:value="7.49983" calcext:value-type="float">
            <text:p>7,49983</text:p>
          </table:table-cell>
          <table:table-cell office:value-type="float" office:value="1778" calcext:value-type="float">
            <text:p>1778</text:p>
          </table:table-cell>
          <table:table-cell office:value-type="float" office:value="9.9391" calcext:value-type="float">
            <text:p>9,9391</text:p>
          </table:table-cell>
          <table:table-cell table:style-name="ce1" office:value-type="float" office:value="188050447" calcext:value-type="float">
            <text:p>18805044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936106169" calcext:value-type="float">
            <text:p>11936106169</text:p>
          </table:table-cell>
          <table:table-cell office:value-type="float" office:value="0.9918" calcext:value-type="float">
            <text:p>0,9918</text:p>
          </table:table-cell>
          <table:table-cell office:value-type="float" office:value="1016" calcext:value-type="float">
            <text:p>1016</text:p>
          </table:table-cell>
          <table:table-cell office:value-type="float" office:value="1.59291" calcext:value-type="float">
            <text:p>1,59291</text:p>
          </table:table-cell>
          <table:table-cell table:style-name="ce1" office:value-type="float" office:value="19070025808" calcext:value-type="float">
            <text:p>1907002580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58823992" calcext:value-type="float">
            <text:p>58823992</text:p>
          </table:table-cell>
          <table:table-cell office:value-type="float" office:value="7.49983" calcext:value-type="float">
            <text:p>7,49983</text:p>
          </table:table-cell>
          <table:table-cell office:value-type="float" office:value="1778" calcext:value-type="float">
            <text:p>1778</text:p>
          </table:table-cell>
          <table:table-cell office:value-type="float" office:value="9.9391" calcext:value-type="float">
            <text:p>9,9391</text:p>
          </table:table-cell>
          <table:table-cell table:style-name="ce1" office:value-type="float" office:value="56524265240" calcext:value-type="float">
            <text:p>5652426524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6589517" calcext:value-type="float">
            <text:p>6589517</text:p>
          </table:table-cell>
          <table:table-cell office:value-type="float" office:value="0.9918" calcext:value-type="float">
            <text:p>0,9918</text:p>
          </table:table-cell>
          <table:table-cell office:value-type="float" office:value="1016" calcext:value-type="float">
            <text:p>1016</text:p>
          </table:table-cell>
          <table:table-cell office:value-type="float" office:value="1.59291" calcext:value-type="float">
            <text:p>1,59291</text:p>
          </table:table-cell>
          <table:table-cell table:style-name="ce1" office:value-type="float" office:value="130328939" calcext:value-type="float">
            <text:p>13032893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34734885" calcext:value-type="float">
            <text:p>34734885</text:p>
          </table:table-cell>
          <table:table-cell office:value-type="float" office:value="7.49983" calcext:value-type="float">
            <text:p>7,49983</text:p>
          </table:table-cell>
          <table:table-cell office:value-type="float" office:value="1778" calcext:value-type="float">
            <text:p>1778</text:p>
          </table:table-cell>
          <table:table-cell office:value-type="float" office:value="9.9391" calcext:value-type="float">
            <text:p>9,9391</text:p>
          </table:table-cell>
          <table:table-cell table:style-name="ce1" office:value-type="float" office:value="206492285" calcext:value-type="float">
            <text:p>20649228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651253" calcext:value-type="float">
            <text:p>12651253</text:p>
          </table:table-cell>
          <table:table-cell office:value-type="float" office:value="0.9918" calcext:value-type="float">
            <text:p>0,9918</text:p>
          </table:table-cell>
          <table:table-cell office:value-type="float" office:value="1016" calcext:value-type="float">
            <text:p>1016</text:p>
          </table:table-cell>
          <table:table-cell office:value-type="float" office:value="1.59291" calcext:value-type="float">
            <text:p>1,59291</text:p>
          </table:table-cell>
          <table:table-cell table:style-name="ce1" office:value-type="float" office:value="19187971407" calcext:value-type="float">
            <text:p>19187971407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4848" calcext:value-type="float">
            <text:p>0,104848</text:p>
          </table:table-cell>
          <table:table-cell table:formula="of:=([.C10]+[.C11]+[.C12]+[.C13]+[.C14])/5" office:value-type="float" office:value="13" calcext:value-type="float">
            <text:p>13</text:p>
          </table:table-cell>
          <table:table-cell table:formula="of:=([.D10]+[.D11]+[.D12]+[.D13]+[.D14])/5" office:value-type="float" office:value="0.106145" calcext:value-type="float">
            <text:p>0,106145</text:p>
          </table:table-cell>
          <table:table-cell table:style-name="ce1" table:formula="of:=([.E10]+[.E11]+[.E12]+[.E13]+[.E14])/5" office:value-type="float" office:value="4146072554.4" calcext:value-type="float">
            <text:p>4146072554,4</text:p>
          </table:table-cell>
          <table:table-cell table:formula="of:=([.F10]+[.F11]+[.F12]+[.F13]+[.F14])/5" office:value-type="float" office:value="7.49983" calcext:value-type="float">
            <text:p>7,49983</text:p>
          </table:table-cell>
          <table:table-cell table:formula="of:=([.G10]+[.G11]+[.G12]+[.G13]+[.G14])/5" office:value-type="float" office:value="1778" calcext:value-type="float">
            <text:p>1778</text:p>
          </table:table-cell>
          <table:table-cell table:formula="of:=([.H10]+[.H11]+[.H12]+[.H13]+[.H14])/5" office:value-type="float" office:value="9.9391" calcext:value-type="float">
            <text:p>9,9391</text:p>
          </table:table-cell>
          <table:table-cell table:style-name="ce1" table:formula="of:=([.I10]+[.I11]+[.I12]+[.I13]+[.I14])/5" office:value-type="float" office:value="24203028335.8" calcext:value-type="float">
            <text:p>24203028335,8</text:p>
          </table:table-cell>
          <table:table-cell table:formula="of:=([.J10]+[.J11]+[.J12]+[.J13]+[.J14])/5" office:value-type="float" office:value="0.117006" calcext:value-type="float">
            <text:p>0,117006</text:p>
          </table:table-cell>
          <table:table-cell table:formula="of:=([.K10]+[.K11]+[.K12]+[.K13]+[.K14])/5" office:value-type="float" office:value="0" calcext:value-type="float">
            <text:p>0</text:p>
          </table:table-cell>
          <table:table-cell table:formula="of:=([.L10]+[.L11]+[.L12]+[.L13]+[.L14])/5" office:value-type="float" office:value="0.117006" calcext:value-type="float">
            <text:p>0,117006</text:p>
          </table:table-cell>
          <table:table-cell table:style-name="ce1" table:formula="of:=([.M10]+[.M11]+[.M12]+[.M13]+[.M14])/5" office:value-type="float" office:value="7151706039.8" calcext:value-type="float">
            <text:p>7151706039,8</text:p>
          </table:table-cell>
          <table:table-cell table:formula="of:=([.N10]+[.N11]+[.N12]+[.N13]+[.N14])/5" office:value-type="float" office:value="0.9918" calcext:value-type="float">
            <text:p>0,9918</text:p>
          </table:table-cell>
          <table:table-cell table:formula="of:=([.O10]+[.O11]+[.O12]+[.O13]+[.O14])/5" office:value-type="float" office:value="1016" calcext:value-type="float">
            <text:p>1016</text:p>
          </table:table-cell>
          <table:table-cell table:formula="of:=([.P10]+[.P11]+[.P12]+[.P13]+[.P14])/5" office:value-type="float" office:value="1.59291" calcext:value-type="float">
            <text:p>1,59291</text:p>
          </table:table-cell>
          <table:table-cell table:style-name="ce1" table:formula="of:=([.Q10]+[.Q11]+[.Q12]+[.Q13]+[.Q14])/5" office:value-type="float" office:value="11442571453.4" calcext:value-type="float">
            <text:p>11442571453,4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799766545" calcext:value-type="float">
            <text:p>10799766545</text:p>
          </table:table-cell>
          <table:table-cell office:value-type="float" office:value="4.42199" calcext:value-type="float">
            <text:p>4,42199</text:p>
          </table:table-cell>
          <table:table-cell office:value-type="float" office:value="1373" calcext:value-type="float">
            <text:p>1373</text:p>
          </table:table-cell>
          <table:table-cell office:value-type="float" office:value="5.66751" calcext:value-type="float">
            <text:p>5,66751</text:p>
          </table:table-cell>
          <table:table-cell table:style-name="ce1" office:value-type="float" office:value="56811583928" calcext:value-type="float">
            <text:p>5681158392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936210141" calcext:value-type="float">
            <text:p>11936210141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22057771" calcext:value-type="float">
            <text:p>2205777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222061244" calcext:value-type="float">
            <text:p>11222061244</text:p>
          </table:table-cell>
          <table:table-cell office:value-type="float" office:value="4.42199" calcext:value-type="float">
            <text:p>4,42199</text:p>
          </table:table-cell>
          <table:table-cell office:value-type="float" office:value="1373" calcext:value-type="float">
            <text:p>1373</text:p>
          </table:table-cell>
          <table:table-cell office:value-type="float" office:value="5.66751" calcext:value-type="float">
            <text:p>5,66751</text:p>
          </table:table-cell>
          <table:table-cell table:style-name="ce1" office:value-type="float" office:value="54535529044" calcext:value-type="float">
            <text:p>5453552904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4901692" calcext:value-type="float">
            <text:p>1490169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18849271" calcext:value-type="float">
            <text:p>18849271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53516406" calcext:value-type="float">
            <text:p>11953516406</text:p>
          </table:table-cell>
          <table:table-cell office:value-type="float" office:value="4.42199" calcext:value-type="float">
            <text:p>4,42199</text:p>
          </table:table-cell>
          <table:table-cell office:value-type="float" office:value="1373" calcext:value-type="float">
            <text:p>1373</text:p>
          </table:table-cell>
          <table:table-cell office:value-type="float" office:value="5.66751" calcext:value-type="float">
            <text:p>5,66751</text:p>
          </table:table-cell>
          <table:table-cell table:style-name="ce1" office:value-type="float" office:value="54676726333" calcext:value-type="float">
            <text:p>5467672633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940883411" calcext:value-type="float">
            <text:p>11940883411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19180586274" calcext:value-type="float">
            <text:p>1918058627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755351277" calcext:value-type="float">
            <text:p>11755351277</text:p>
          </table:table-cell>
          <table:table-cell office:value-type="float" office:value="4.42199" calcext:value-type="float">
            <text:p>4,42199</text:p>
          </table:table-cell>
          <table:table-cell office:value-type="float" office:value="1373" calcext:value-type="float">
            <text:p>1373</text:p>
          </table:table-cell>
          <table:table-cell office:value-type="float" office:value="5.66751" calcext:value-type="float">
            <text:p>5,66751</text:p>
          </table:table-cell>
          <table:table-cell table:style-name="ce1" office:value-type="float" office:value="29165897" calcext:value-type="float">
            <text:p>2916589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943840341" calcext:value-type="float">
            <text:p>11943840341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22701824" calcext:value-type="float">
            <text:p>22701824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31872214" calcext:value-type="float">
            <text:p>31872214</text:p>
          </table:table-cell>
          <table:table-cell office:value-type="float" office:value="4.42199" calcext:value-type="float">
            <text:p>4,42199</text:p>
          </table:table-cell>
          <table:table-cell office:value-type="float" office:value="1373" calcext:value-type="float">
            <text:p>1373</text:p>
          </table:table-cell>
          <table:table-cell office:value-type="float" office:value="5.66751" calcext:value-type="float">
            <text:p>5,66751</text:p>
          </table:table-cell>
          <table:table-cell table:style-name="ce1" office:value-type="float" office:value="59534404633" calcext:value-type="float">
            <text:p>5953440463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914152195" calcext:value-type="float">
            <text:p>1191415219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17166719" calcext:value-type="float">
            <text:p>1716671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04848" calcext:value-type="float">
            <text:p>0,104848</text:p>
          </table:table-cell>
          <table:table-cell table:formula="of:=([.C17]+[.C18]+[.C19]+[.C20]+[.C21])/5" office:value-type="float" office:value="13" calcext:value-type="float">
            <text:p>13</text:p>
          </table:table-cell>
          <table:table-cell table:formula="of:=([.D17]+[.D18]+[.D19]+[.D20]+[.D21])/5" office:value-type="float" office:value="0.106145" calcext:value-type="float">
            <text:p>0,106145</text:p>
          </table:table-cell>
          <table:table-cell table:style-name="ce1" table:formula="of:=([.E17]+[.E18]+[.E19]+[.E20]+[.E21])/5" office:value-type="float" office:value="9152513537.2" calcext:value-type="float">
            <text:p>9152513537,2</text:p>
          </table:table-cell>
          <table:table-cell table:formula="of:=([.F17]+[.F18]+[.F19]+[.F20]+[.F21])/5" office:value-type="float" office:value="4.42199" calcext:value-type="float">
            <text:p>4,42199</text:p>
          </table:table-cell>
          <table:table-cell table:formula="of:=([.G17]+[.G18]+[.G19]+[.G20]+[.G21])/5" office:value-type="float" office:value="1373" calcext:value-type="float">
            <text:p>1373</text:p>
          </table:table-cell>
          <table:table-cell table:formula="of:=([.H17]+[.H18]+[.H19]+[.H20]+[.H21])/5" office:value-type="float" office:value="5.66751" calcext:value-type="float">
            <text:p>5,66751</text:p>
          </table:table-cell>
          <table:table-cell table:style-name="ce1" table:formula="of:=([.I17]+[.I18]+[.I19]+[.I20]+[.I21])/5" office:value-type="float" office:value="45117481967" calcext:value-type="float">
            <text:p>45117481967</text:p>
          </table:table-cell>
          <table:table-cell table:formula="of:=([.J17]+[.J18]+[.J19]+[.J20]+[.J21])/5" office:value-type="float" office:value="0.117006" calcext:value-type="float">
            <text:p>0,117006</text:p>
          </table:table-cell>
          <table:table-cell table:formula="of:=([.K17]+[.K18]+[.K19]+[.K20]+[.K21])/5" office:value-type="float" office:value="0" calcext:value-type="float">
            <text:p>0</text:p>
          </table:table-cell>
          <table:table-cell table:formula="of:=([.L17]+[.L18]+[.L19]+[.L20]+[.L21])/5" office:value-type="float" office:value="0.117006" calcext:value-type="float">
            <text:p>0,117006</text:p>
          </table:table-cell>
          <table:table-cell table:style-name="ce1" table:formula="of:=([.M17]+[.M18]+[.M19]+[.M20]+[.M21])/5" office:value-type="float" office:value="9549997556" calcext:value-type="float">
            <text:p>9549997556</text:p>
          </table:table-cell>
          <table:table-cell table:formula="of:=([.N17]+[.N18]+[.N19]+[.N20]+[.N21])/5" office:value-type="float" office:value="1.99816" calcext:value-type="float">
            <text:p>1,99816</text:p>
          </table:table-cell>
          <table:table-cell table:formula="of:=([.O17]+[.O18]+[.O19]+[.O20]+[.O21])/5" office:value-type="float" office:value="1203" calcext:value-type="float">
            <text:p>1203</text:p>
          </table:table-cell>
          <table:table-cell table:formula="of:=([.P17]+[.P18]+[.P19]+[.P20]+[.P21])/5" office:value-type="float" office:value="3.00813" calcext:value-type="float">
            <text:p>3,00813</text:p>
          </table:table-cell>
          <table:table-cell table:style-name="ce1" table:formula="of:=([.Q17]+[.Q18]+[.Q19]+[.Q20]+[.Q21])/5" office:value-type="float" office:value="3852272371.8" calcext:value-type="float">
            <text:p>3852272371,8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758" calcext:value-type="float">
            <text:p>0,29758</text:p>
          </table:table-cell>
          <table:table-cell office:value-type="float" office:value="501" calcext:value-type="float">
            <text:p>501</text:p>
          </table:table-cell>
          <table:table-cell office:value-type="float" office:value="0.417523" calcext:value-type="float">
            <text:p>0,417523</text:p>
          </table:table-cell>
          <table:table-cell table:style-name="ce1" office:value-type="float" office:value="26756495" calcext:value-type="float">
            <text:p>26756495</text:p>
          </table:table-cell>
          <table:table-cell office:value-type="float" office:value="3.85379" calcext:value-type="float">
            <text:p>3,85379</text:p>
          </table:table-cell>
          <table:table-cell office:value-type="float" office:value="1387" calcext:value-type="float">
            <text:p>1387</text:p>
          </table:table-cell>
          <table:table-cell office:value-type="float" office:value="5.11772" calcext:value-type="float">
            <text:p>5,11772</text:p>
          </table:table-cell>
          <table:table-cell table:style-name="ce1" office:value-type="float" office:value="57870075585" calcext:value-type="float">
            <text:p>57870075585</text:p>
          </table:table-cell>
          <table:table-cell office:value-type="float" office:value="0.41226" calcext:value-type="float">
            <text:p>0,41226</text:p>
          </table:table-cell>
          <table:table-cell office:value-type="float" office:value="502" calcext:value-type="float">
            <text:p>502</text:p>
          </table:table-cell>
          <table:table-cell office:value-type="float" office:value="0.600399" calcext:value-type="float">
            <text:p>0,600399</text:p>
          </table:table-cell>
          <table:table-cell table:style-name="ce1" office:value-type="float" office:value="53978625" calcext:value-type="float">
            <text:p>53978625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29667896" calcext:value-type="float">
            <text:p>2966789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758" calcext:value-type="float">
            <text:p>0,29758</text:p>
          </table:table-cell>
          <table:table-cell office:value-type="float" office:value="501" calcext:value-type="float">
            <text:p>501</text:p>
          </table:table-cell>
          <table:table-cell office:value-type="float" office:value="0.417523" calcext:value-type="float">
            <text:p>0,417523</text:p>
          </table:table-cell>
          <table:table-cell table:style-name="ce1" office:value-type="float" office:value="11769395687" calcext:value-type="float">
            <text:p>11769395687</text:p>
          </table:table-cell>
          <table:table-cell office:value-type="float" office:value="3.85379" calcext:value-type="float">
            <text:p>3,85379</text:p>
          </table:table-cell>
          <table:table-cell office:value-type="float" office:value="1387" calcext:value-type="float">
            <text:p>1387</text:p>
          </table:table-cell>
          <table:table-cell office:value-type="float" office:value="5.11772" calcext:value-type="float">
            <text:p>5,11772</text:p>
          </table:table-cell>
          <table:table-cell table:style-name="ce1" office:value-type="float" office:value="569486121" calcext:value-type="float">
            <text:p>569486121</text:p>
          </table:table-cell>
          <table:table-cell office:value-type="float" office:value="0.41226" calcext:value-type="float">
            <text:p>0,41226</text:p>
          </table:table-cell>
          <table:table-cell office:value-type="float" office:value="502" calcext:value-type="float">
            <text:p>502</text:p>
          </table:table-cell>
          <table:table-cell office:value-type="float" office:value="0.600399" calcext:value-type="float">
            <text:p>0,600399</text:p>
          </table:table-cell>
          <table:table-cell table:style-name="ce1" office:value-type="float" office:value="12040102401" calcext:value-type="float">
            <text:p>12040102401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9538930663" calcext:value-type="float">
            <text:p>19538930663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758" calcext:value-type="float">
            <text:p>0,29758</text:p>
          </table:table-cell>
          <table:table-cell office:value-type="float" office:value="501" calcext:value-type="float">
            <text:p>501</text:p>
          </table:table-cell>
          <table:table-cell office:value-type="float" office:value="0.417523" calcext:value-type="float">
            <text:p>0,417523</text:p>
          </table:table-cell>
          <table:table-cell table:style-name="ce1" office:value-type="float" office:value="11727124933" calcext:value-type="float">
            <text:p>11727124933</text:p>
          </table:table-cell>
          <table:table-cell office:value-type="float" office:value="3.85379" calcext:value-type="float">
            <text:p>3,85379</text:p>
          </table:table-cell>
          <table:table-cell office:value-type="float" office:value="1387" calcext:value-type="float">
            <text:p>1387</text:p>
          </table:table-cell>
          <table:table-cell office:value-type="float" office:value="5.11772" calcext:value-type="float">
            <text:p>5,11772</text:p>
          </table:table-cell>
          <table:table-cell table:style-name="ce1" office:value-type="float" office:value="59874505235" calcext:value-type="float">
            <text:p>59874505235</text:p>
          </table:table-cell>
          <table:table-cell office:value-type="float" office:value="0.41226" calcext:value-type="float">
            <text:p>0,41226</text:p>
          </table:table-cell>
          <table:table-cell office:value-type="float" office:value="502" calcext:value-type="float">
            <text:p>502</text:p>
          </table:table-cell>
          <table:table-cell office:value-type="float" office:value="0.600399" calcext:value-type="float">
            <text:p>0,600399</text:p>
          </table:table-cell>
          <table:table-cell table:style-name="ce1" office:value-type="float" office:value="6941061" calcext:value-type="float">
            <text:p>6941061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9030860372" calcext:value-type="float">
            <text:p>1903086037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758" calcext:value-type="float">
            <text:p>0,29758</text:p>
          </table:table-cell>
          <table:table-cell office:value-type="float" office:value="501" calcext:value-type="float">
            <text:p>501</text:p>
          </table:table-cell>
          <table:table-cell office:value-type="float" office:value="0.417523" calcext:value-type="float">
            <text:p>0,417523</text:p>
          </table:table-cell>
          <table:table-cell table:style-name="ce1" office:value-type="float" office:value="11704359383" calcext:value-type="float">
            <text:p>11704359383</text:p>
          </table:table-cell>
          <table:table-cell office:value-type="float" office:value="3.85379" calcext:value-type="float">
            <text:p>3,85379</text:p>
          </table:table-cell>
          <table:table-cell office:value-type="float" office:value="1387" calcext:value-type="float">
            <text:p>1387</text:p>
          </table:table-cell>
          <table:table-cell office:value-type="float" office:value="5.11772" calcext:value-type="float">
            <text:p>5,11772</text:p>
          </table:table-cell>
          <table:table-cell table:style-name="ce1" office:value-type="float" office:value="59471727513" calcext:value-type="float">
            <text:p>59471727513</text:p>
          </table:table-cell>
          <table:table-cell office:value-type="float" office:value="0.41226" calcext:value-type="float">
            <text:p>0,41226</text:p>
          </table:table-cell>
          <table:table-cell office:value-type="float" office:value="502" calcext:value-type="float">
            <text:p>502</text:p>
          </table:table-cell>
          <table:table-cell office:value-type="float" office:value="0.600399" calcext:value-type="float">
            <text:p>0,600399</text:p>
          </table:table-cell>
          <table:table-cell table:style-name="ce1" office:value-type="float" office:value="12060126610" calcext:value-type="float">
            <text:p>12060126610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13404428" calcext:value-type="float">
            <text:p>113404428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758" calcext:value-type="float">
            <text:p>0,29758</text:p>
          </table:table-cell>
          <table:table-cell office:value-type="float" office:value="501" calcext:value-type="float">
            <text:p>501</text:p>
          </table:table-cell>
          <table:table-cell office:value-type="float" office:value="0.417523" calcext:value-type="float">
            <text:p>0,417523</text:p>
          </table:table-cell>
          <table:table-cell table:style-name="ce1" office:value-type="float" office:value="9906705" calcext:value-type="float">
            <text:p>9906705</text:p>
          </table:table-cell>
          <table:table-cell office:value-type="float" office:value="3.85379" calcext:value-type="float">
            <text:p>3,85379</text:p>
          </table:table-cell>
          <table:table-cell office:value-type="float" office:value="1387" calcext:value-type="float">
            <text:p>1387</text:p>
          </table:table-cell>
          <table:table-cell office:value-type="float" office:value="5.11772" calcext:value-type="float">
            <text:p>5,11772</text:p>
          </table:table-cell>
          <table:table-cell table:style-name="ce1" office:value-type="float" office:value="127072115" calcext:value-type="float">
            <text:p>127072115</text:p>
          </table:table-cell>
          <table:table-cell office:value-type="float" office:value="0.41226" calcext:value-type="float">
            <text:p>0,41226</text:p>
          </table:table-cell>
          <table:table-cell office:value-type="float" office:value="502" calcext:value-type="float">
            <text:p>502</text:p>
          </table:table-cell>
          <table:table-cell office:value-type="float" office:value="0.600399" calcext:value-type="float">
            <text:p>0,600399</text:p>
          </table:table-cell>
          <table:table-cell table:style-name="ce1" office:value-type="float" office:value="10620039" calcext:value-type="float">
            <text:p>10620039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9571153956" calcext:value-type="float">
            <text:p>1957115395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29758" calcext:value-type="float">
            <text:p>0,29758</text:p>
          </table:table-cell>
          <table:table-cell table:formula="of:=([.C24]+[.C25]+[.C26]+[.C27]+[.C28])/5" office:value-type="float" office:value="501" calcext:value-type="float">
            <text:p>501</text:p>
          </table:table-cell>
          <table:table-cell table:formula="of:=([.D24]+[.D25]+[.D26]+[.D27]+[.D28])/5" office:value-type="float" office:value="0.417523" calcext:value-type="float">
            <text:p>0,417523</text:p>
          </table:table-cell>
          <table:table-cell table:style-name="ce1" table:formula="of:=([.E24]+[.E25]+[.E26]+[.E27]+[.E28])/5" office:value-type="float" office:value="7047508640.6" calcext:value-type="float">
            <text:p>7047508640,6</text:p>
          </table:table-cell>
          <table:table-cell table:formula="of:=([.F24]+[.F25]+[.F26]+[.F27]+[.F28])/5" office:value-type="float" office:value="3.85379" calcext:value-type="float">
            <text:p>3,85379</text:p>
          </table:table-cell>
          <table:table-cell table:formula="of:=([.G24]+[.G25]+[.G26]+[.G27]+[.G28])/5" office:value-type="float" office:value="1387" calcext:value-type="float">
            <text:p>1387</text:p>
          </table:table-cell>
          <table:table-cell table:formula="of:=([.H24]+[.H25]+[.H26]+[.H27]+[.H28])/5" office:value-type="float" office:value="5.11772" calcext:value-type="float">
            <text:p>5,11772</text:p>
          </table:table-cell>
          <table:table-cell table:style-name="ce1" table:formula="of:=([.I24]+[.I25]+[.I26]+[.I27]+[.I28])/5" office:value-type="float" office:value="35582573313.8" calcext:value-type="float">
            <text:p>35582573313,8</text:p>
          </table:table-cell>
          <table:table-cell table:formula="of:=([.J24]+[.J25]+[.J26]+[.J27]+[.J28])/5" office:value-type="float" office:value="0.41226" calcext:value-type="float">
            <text:p>0,41226</text:p>
          </table:table-cell>
          <table:table-cell table:formula="of:=([.K24]+[.K25]+[.K26]+[.K27]+[.K28])/5" office:value-type="float" office:value="502" calcext:value-type="float">
            <text:p>502</text:p>
          </table:table-cell>
          <table:table-cell table:formula="of:=([.L24]+[.L25]+[.L26]+[.L27]+[.L28])/5" office:value-type="float" office:value="0.600399" calcext:value-type="float">
            <text:p>0,600399</text:p>
          </table:table-cell>
          <table:table-cell table:style-name="ce1" table:formula="of:=([.M24]+[.M25]+[.M26]+[.M27]+[.M28])/5" office:value-type="float" office:value="4834353747.2" calcext:value-type="float">
            <text:p>4834353747,2</text:p>
          </table:table-cell>
          <table:table-cell table:formula="of:=([.N24]+[.N25]+[.N26]+[.N27]+[.N28])/5" office:value-type="float" office:value="1.96858" calcext:value-type="float">
            <text:p>1,96858</text:p>
          </table:table-cell>
          <table:table-cell table:formula="of:=([.O24]+[.O25]+[.O26]+[.O27]+[.O28])/5" office:value-type="float" office:value="1137" calcext:value-type="float">
            <text:p>1137</text:p>
          </table:table-cell>
          <table:table-cell table:formula="of:=([.P24]+[.P25]+[.P26]+[.P27]+[.P28])/5" office:value-type="float" office:value="2.97794" calcext:value-type="float">
            <text:p>2,97794</text:p>
          </table:table-cell>
          <table:table-cell table:style-name="ce1" table:formula="of:=([.Q24]+[.Q25]+[.Q26]+[.Q27]+[.Q28])/5" office:value-type="float" office:value="11656803463" calcext:value-type="float">
            <text:p>11656803463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800601519" calcext:value-type="float">
            <text:p>11800601519</text:p>
          </table:table-cell>
          <table:table-cell office:value-type="float" office:value="4.55757" calcext:value-type="float">
            <text:p>4,55757</text:p>
          </table:table-cell>
          <table:table-cell office:value-type="float" office:value="1222" calcext:value-type="float">
            <text:p>1222</text:p>
          </table:table-cell>
          <table:table-cell office:value-type="float" office:value="5.73789" calcext:value-type="float">
            <text:p>5,73789</text:p>
          </table:table-cell>
          <table:table-cell table:style-name="ce1" office:value-type="float" office:value="59004765306" calcext:value-type="float">
            <text:p>5900476530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9909338" calcext:value-type="float">
            <text:p>9909338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10522488" calcext:value-type="float">
            <text:p>10522488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775026227" calcext:value-type="float">
            <text:p>11775026227</text:p>
          </table:table-cell>
          <table:table-cell office:value-type="float" office:value="4.55757" calcext:value-type="float">
            <text:p>4,55757</text:p>
          </table:table-cell>
          <table:table-cell office:value-type="float" office:value="1222" calcext:value-type="float">
            <text:p>1222</text:p>
          </table:table-cell>
          <table:table-cell office:value-type="float" office:value="5.73789" calcext:value-type="float">
            <text:p>5,73789</text:p>
          </table:table-cell>
          <table:table-cell table:style-name="ce1" office:value-type="float" office:value="213195215" calcext:value-type="float">
            <text:p>213195215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919938" calcext:value-type="float">
            <text:p>11919938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73889139" calcext:value-type="float">
            <text:p>7388913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748193172" calcext:value-type="float">
            <text:p>11748193172</text:p>
          </table:table-cell>
          <table:table-cell office:value-type="float" office:value="4.55757" calcext:value-type="float">
            <text:p>4,55757</text:p>
          </table:table-cell>
          <table:table-cell office:value-type="float" office:value="1222" calcext:value-type="float">
            <text:p>1222</text:p>
          </table:table-cell>
          <table:table-cell office:value-type="float" office:value="5.73789" calcext:value-type="float">
            <text:p>5,73789</text:p>
          </table:table-cell>
          <table:table-cell table:style-name="ce1" office:value-type="float" office:value="100633074" calcext:value-type="float">
            <text:p>10063307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52666540" calcext:value-type="float">
            <text:p>52666540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37706684" calcext:value-type="float">
            <text:p>3770668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6598678" calcext:value-type="float">
            <text:p>6598678</text:p>
          </table:table-cell>
          <table:table-cell office:value-type="float" office:value="4.55757" calcext:value-type="float">
            <text:p>4,55757</text:p>
          </table:table-cell>
          <table:table-cell office:value-type="float" office:value="1222" calcext:value-type="float">
            <text:p>1222</text:p>
          </table:table-cell>
          <table:table-cell office:value-type="float" office:value="5.73789" calcext:value-type="float">
            <text:p>5,73789</text:p>
          </table:table-cell>
          <table:table-cell table:style-name="ce1" office:value-type="float" office:value="57763692178" calcext:value-type="float">
            <text:p>5776369217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6929178" calcext:value-type="float">
            <text:p>6929178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53083631" calcext:value-type="float">
            <text:p>5308363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6413987" calcext:value-type="float">
            <text:p>6413987</text:p>
          </table:table-cell>
          <table:table-cell office:value-type="float" office:value="4.55757" calcext:value-type="float">
            <text:p>4,55757</text:p>
          </table:table-cell>
          <table:table-cell office:value-type="float" office:value="1222" calcext:value-type="float">
            <text:p>1222</text:p>
          </table:table-cell>
          <table:table-cell office:value-type="float" office:value="5.73789" calcext:value-type="float">
            <text:p>5,73789</text:p>
          </table:table-cell>
          <table:table-cell table:style-name="ce1" office:value-type="float" office:value="57707796341" calcext:value-type="float">
            <text:p>57707796341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2094213164" calcext:value-type="float">
            <text:p>12094213164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16929053" calcext:value-type="float">
            <text:p>16929053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104848" calcext:value-type="float">
            <text:p>0,104848</text:p>
          </table:table-cell>
          <table:table-cell table:style-name="ce9" table:formula="of:=([.C31]+[.C32]+[.C33]+[.C34]+[.C35])/5" office:value-type="float" office:value="13" calcext:value-type="float">
            <text:p>13</text:p>
          </table:table-cell>
          <table:table-cell table:style-name="ce9" table:formula="of:=([.D31]+[.D32]+[.D33]+[.D34]+[.D35])/5" office:value-type="float" office:value="0.106145" calcext:value-type="float">
            <text:p>0,106145</text:p>
          </table:table-cell>
          <table:table-cell table:style-name="ce2" table:formula="of:=([.E31]+[.E32]+[.E33]+[.E34]+[.E35])/5" office:value-type="float" office:value="7067366716.6" calcext:value-type="float">
            <text:p>7067366716,6</text:p>
          </table:table-cell>
          <table:table-cell table:style-name="ce9" table:formula="of:=([.F31]+[.F32]+[.F33]+[.F34]+[.F35])/5" office:value-type="float" office:value="4.55757" calcext:value-type="float">
            <text:p>4,55757</text:p>
          </table:table-cell>
          <table:table-cell table:style-name="ce9" table:formula="of:=([.G31]+[.G32]+[.G33]+[.G34]+[.G35])/5" office:value-type="float" office:value="1222" calcext:value-type="float">
            <text:p>1222</text:p>
          </table:table-cell>
          <table:table-cell table:style-name="ce9" table:formula="of:=([.H31]+[.H32]+[.H33]+[.H34]+[.H35])/5" office:value-type="float" office:value="5.73789" calcext:value-type="float">
            <text:p>5,73789</text:p>
          </table:table-cell>
          <table:table-cell table:style-name="ce2" table:formula="of:=([.I31]+[.I32]+[.I33]+[.I34]+[.I35])/5" office:value-type="float" office:value="34958016422.8" calcext:value-type="float">
            <text:p>34958016422,8</text:p>
          </table:table-cell>
          <table:table-cell table:style-name="ce9" table:formula="of:=([.J31]+[.J32]+[.J33]+[.J34]+[.J35])/5" office:value-type="float" office:value="0.409214" calcext:value-type="float">
            <text:p>0,409214</text:p>
          </table:table-cell>
          <table:table-cell table:style-name="ce9" table:formula="of:=([.K31]+[.K32]+[.K33]+[.K34]+[.K35])/5" office:value-type="float" office:value="487" calcext:value-type="float">
            <text:p>487</text:p>
          </table:table-cell>
          <table:table-cell table:style-name="ce9" table:formula="of:=([.L31]+[.L32]+[.L33]+[.L34]+[.L35])/5" office:value-type="float" office:value="0.570157" calcext:value-type="float">
            <text:p>0,570157</text:p>
          </table:table-cell>
          <table:table-cell table:style-name="ce2" table:formula="of:=([.M31]+[.M32]+[.M33]+[.M34]+[.M35])/5" office:value-type="float" office:value="2435127631.6" calcext:value-type="float">
            <text:p>2435127631,6</text:p>
          </table:table-cell>
          <table:table-cell table:style-name="ce9" table:formula="of:=([.N31]+[.N32]+[.N33]+[.N34]+[.N35])/5" office:value-type="float" office:value="2.02112" calcext:value-type="float">
            <text:p>2,02112</text:p>
          </table:table-cell>
          <table:table-cell table:style-name="ce9" table:formula="of:=([.O31]+[.O32]+[.O33]+[.O34]+[.O35])/5" office:value-type="float" office:value="1202" calcext:value-type="float">
            <text:p>1202</text:p>
          </table:table-cell>
          <table:table-cell table:style-name="ce9" table:formula="of:=([.P31]+[.P32]+[.P33]+[.P34]+[.P35])/5" office:value-type="float" office:value="3.0911" calcext:value-type="float">
            <text:p>3,0911</text:p>
          </table:table-cell>
          <table:table-cell table:style-name="ce2" table:formula="of:=([.Q31]+[.Q32]+[.Q33]+[.Q34]+[.Q35])/5" office:value-type="float" office:value="38426199" calcext:value-type="float">
            <text:p>38426199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4499036" calcext:value-type="float">
            <text:p>14499036</text:p>
          </table:table-cell>
          <table:table-cell office:value-type="float" office:value="4.24603" calcext:value-type="float">
            <text:p>4,24603</text:p>
          </table:table-cell>
          <table:table-cell office:value-type="float" office:value="2857" calcext:value-type="float">
            <text:p>2857</text:p>
          </table:table-cell>
          <table:table-cell office:value-type="float" office:value="5.59204" calcext:value-type="float">
            <text:p>5,59204</text:p>
          </table:table-cell>
          <table:table-cell table:style-name="ce1" office:value-type="float" office:value="63719279489" calcext:value-type="float">
            <text:p>6371927948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47769721" calcext:value-type="float">
            <text:p>13247769721</text:p>
          </table:table-cell>
          <table:table-cell office:value-type="float" office:value="0.983823" calcext:value-type="float">
            <text:p>0,983823</text:p>
          </table:table-cell>
          <table:table-cell office:value-type="float" office:value="2075" calcext:value-type="float">
            <text:p>2075</text:p>
          </table:table-cell>
          <table:table-cell office:value-type="float" office:value="1.61965" calcext:value-type="float">
            <text:p>1,61965</text:p>
          </table:table-cell>
          <table:table-cell table:style-name="ce1" office:value-type="float" office:value="21523120046" calcext:value-type="float">
            <text:p>21523120046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20576284" calcext:value-type="float">
            <text:p>20576284</text:p>
          </table:table-cell>
          <table:table-cell office:value-type="float" office:value="4.24603" calcext:value-type="float">
            <text:p>4,24603</text:p>
          </table:table-cell>
          <table:table-cell office:value-type="float" office:value="2857" calcext:value-type="float">
            <text:p>2857</text:p>
          </table:table-cell>
          <table:table-cell office:value-type="float" office:value="5.59204" calcext:value-type="float">
            <text:p>5,59204</text:p>
          </table:table-cell>
          <table:table-cell table:style-name="ce1" office:value-type="float" office:value="66585874102" calcext:value-type="float">
            <text:p>6658587410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139930" calcext:value-type="float">
            <text:p>10139930</text:p>
          </table:table-cell>
          <table:table-cell office:value-type="float" office:value="0.983823" calcext:value-type="float">
            <text:p>0,983823</text:p>
          </table:table-cell>
          <table:table-cell office:value-type="float" office:value="2075" calcext:value-type="float">
            <text:p>2075</text:p>
          </table:table-cell>
          <table:table-cell office:value-type="float" office:value="1.61965" calcext:value-type="float">
            <text:p>1,61965</text:p>
          </table:table-cell>
          <table:table-cell table:style-name="ce1" office:value-type="float" office:value="65258099" calcext:value-type="float">
            <text:p>6525809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0616445" calcext:value-type="float">
            <text:p>10616445</text:p>
          </table:table-cell>
          <table:table-cell office:value-type="float" office:value="4.24603" calcext:value-type="float">
            <text:p>4,24603</text:p>
          </table:table-cell>
          <table:table-cell office:value-type="float" office:value="2857" calcext:value-type="float">
            <text:p>2857</text:p>
          </table:table-cell>
          <table:table-cell office:value-type="float" office:value="5.59204" calcext:value-type="float">
            <text:p>5,59204</text:p>
          </table:table-cell>
          <table:table-cell table:style-name="ce1" office:value-type="float" office:value="62958372551" calcext:value-type="float">
            <text:p>6295837255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154612355" calcext:value-type="float">
            <text:p>13154612355</text:p>
          </table:table-cell>
          <table:table-cell office:value-type="float" office:value="0.983823" calcext:value-type="float">
            <text:p>0,983823</text:p>
          </table:table-cell>
          <table:table-cell office:value-type="float" office:value="2075" calcext:value-type="float">
            <text:p>2075</text:p>
          </table:table-cell>
          <table:table-cell office:value-type="float" office:value="1.61965" calcext:value-type="float">
            <text:p>1,61965</text:p>
          </table:table-cell>
          <table:table-cell table:style-name="ce1" office:value-type="float" office:value="21336474014" calcext:value-type="float">
            <text:p>2133647401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3403329669" calcext:value-type="float">
            <text:p>13403329669</text:p>
          </table:table-cell>
          <table:table-cell office:value-type="float" office:value="4.24603" calcext:value-type="float">
            <text:p>4,24603</text:p>
          </table:table-cell>
          <table:table-cell office:value-type="float" office:value="2857" calcext:value-type="float">
            <text:p>2857</text:p>
          </table:table-cell>
          <table:table-cell office:value-type="float" office:value="5.59204" calcext:value-type="float">
            <text:p>5,59204</text:p>
          </table:table-cell>
          <table:table-cell table:style-name="ce1" office:value-type="float" office:value="60300005320" calcext:value-type="float">
            <text:p>6030000532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875045778" calcext:value-type="float">
            <text:p>12875045778</text:p>
          </table:table-cell>
          <table:table-cell office:value-type="float" office:value="0.983823" calcext:value-type="float">
            <text:p>0,983823</text:p>
          </table:table-cell>
          <table:table-cell office:value-type="float" office:value="2075" calcext:value-type="float">
            <text:p>2075</text:p>
          </table:table-cell>
          <table:table-cell office:value-type="float" office:value="1.61965" calcext:value-type="float">
            <text:p>1,61965</text:p>
          </table:table-cell>
          <table:table-cell table:style-name="ce1" office:value-type="float" office:value="20990107435" calcext:value-type="float">
            <text:p>2099010743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3589272159" calcext:value-type="float">
            <text:p>13589272159</text:p>
          </table:table-cell>
          <table:table-cell office:value-type="float" office:value="4.24603" calcext:value-type="float">
            <text:p>4,24603</text:p>
          </table:table-cell>
          <table:table-cell office:value-type="float" office:value="2857" calcext:value-type="float">
            <text:p>2857</text:p>
          </table:table-cell>
          <table:table-cell office:value-type="float" office:value="5.59204" calcext:value-type="float">
            <text:p>5,59204</text:p>
          </table:table-cell>
          <table:table-cell table:style-name="ce1" office:value-type="float" office:value="62479120954" calcext:value-type="float">
            <text:p>6247912095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45035119" calcext:value-type="float">
            <text:p>12745035119</text:p>
          </table:table-cell>
          <table:table-cell office:value-type="float" office:value="0.983823" calcext:value-type="float">
            <text:p>0,983823</text:p>
          </table:table-cell>
          <table:table-cell office:value-type="float" office:value="2075" calcext:value-type="float">
            <text:p>2075</text:p>
          </table:table-cell>
          <table:table-cell office:value-type="float" office:value="1.61965" calcext:value-type="float">
            <text:p>1,61965</text:p>
          </table:table-cell>
          <table:table-cell table:style-name="ce1" office:value-type="float" office:value="28794105" calcext:value-type="float">
            <text:p>28794105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303024" calcext:value-type="float">
            <text:p>0,303024</text:p>
          </table:table-cell>
          <table:table-cell table:formula="of:=([.C38]+[.C39]+[.C40]+[.C41]+[.C42])/5" office:value-type="float" office:value="1004" calcext:value-type="float">
            <text:p>1004</text:p>
          </table:table-cell>
          <table:table-cell table:formula="of:=([.D38]+[.D39]+[.D40]+[.D41]+[.D42])/5" office:value-type="float" office:value="0.44352" calcext:value-type="float">
            <text:p>0,44352</text:p>
          </table:table-cell>
          <table:table-cell table:style-name="ce1" table:formula="of:=([.E38]+[.E39]+[.E40]+[.E41]+[.E42])/5" office:value-type="float" office:value="5407658718.6" calcext:value-type="float">
            <text:p>5407658718,6</text:p>
          </table:table-cell>
          <table:table-cell table:formula="of:=([.F38]+[.F39]+[.F40]+[.F41]+[.F42])/5" office:value-type="float" office:value="4.24603" calcext:value-type="float">
            <text:p>4,24603</text:p>
          </table:table-cell>
          <table:table-cell table:formula="of:=([.G38]+[.G39]+[.G40]+[.G41]+[.G42])/5" office:value-type="float" office:value="2857" calcext:value-type="float">
            <text:p>2857</text:p>
          </table:table-cell>
          <table:table-cell table:formula="of:=([.H38]+[.H39]+[.H40]+[.H41]+[.H42])/5" office:value-type="float" office:value="5.59204" calcext:value-type="float">
            <text:p>5,59204</text:p>
          </table:table-cell>
          <table:table-cell table:style-name="ce1" table:formula="of:=([.I38]+[.I39]+[.I40]+[.I41]+[.I42])/5" office:value-type="float" office:value="63208530483.2" calcext:value-type="float">
            <text:p>63208530483,2</text:p>
          </table:table-cell>
          <table:table-cell table:formula="of:=([.J38]+[.J39]+[.J40]+[.J41]+[.J42])/5" office:value-type="float" office:value="0.117006" calcext:value-type="float">
            <text:p>0,117006</text:p>
          </table:table-cell>
          <table:table-cell table:formula="of:=([.K38]+[.K39]+[.K40]+[.K41]+[.K42])/5" office:value-type="float" office:value="0" calcext:value-type="float">
            <text:p>0</text:p>
          </table:table-cell>
          <table:table-cell table:formula="of:=([.L38]+[.L39]+[.L40]+[.L41]+[.L42])/5" office:value-type="float" office:value="0.117006" calcext:value-type="float">
            <text:p>0,117006</text:p>
          </table:table-cell>
          <table:table-cell table:style-name="ce1" table:formula="of:=([.M38]+[.M39]+[.M40]+[.M41]+[.M42])/5" office:value-type="float" office:value="10406520580.6" calcext:value-type="float">
            <text:p>10406520580,6</text:p>
          </table:table-cell>
          <table:table-cell table:formula="of:=([.N38]+[.N39]+[.N40]+[.N41]+[.N42])/5" office:value-type="float" office:value="0.983823" calcext:value-type="float">
            <text:p>0,983823</text:p>
          </table:table-cell>
          <table:table-cell table:formula="of:=([.O38]+[.O39]+[.O40]+[.O41]+[.O42])/5" office:value-type="float" office:value="2075" calcext:value-type="float">
            <text:p>2075</text:p>
          </table:table-cell>
          <table:table-cell table:formula="of:=([.P38]+[.P39]+[.P40]+[.P41]+[.P42])/5" office:value-type="float" office:value="1.61965" calcext:value-type="float">
            <text:p>1,61965</text:p>
          </table:table-cell>
          <table:table-cell table:style-name="ce1" table:formula="of:=([.Q38]+[.Q39]+[.Q40]+[.Q41]+[.Q42])/5" office:value-type="float" office:value="12788750739.8" calcext:value-type="float">
            <text:p>12788750739,8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746211762" calcext:value-type="float">
            <text:p>13746211762</text:p>
          </table:table-cell>
          <table:table-cell office:value-type="float" office:value="4.20297" calcext:value-type="float">
            <text:p>4,20297</text:p>
          </table:table-cell>
          <table:table-cell office:value-type="float" office:value="3102" calcext:value-type="float">
            <text:p>3102</text:p>
          </table:table-cell>
          <table:table-cell office:value-type="float" office:value="5.62141" calcext:value-type="float">
            <text:p>5,62141</text:p>
          </table:table-cell>
          <table:table-cell table:style-name="ce1" office:value-type="float" office:value="62825801250" calcext:value-type="float">
            <text:p>6282580125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549678887" calcext:value-type="float">
            <text:p>12549678887</text:p>
          </table:table-cell>
          <table:table-cell office:value-type="float" office:value="1.07647" calcext:value-type="float">
            <text:p>1,07647</text:p>
          </table:table-cell>
          <table:table-cell office:value-type="float" office:value="1960" calcext:value-type="float">
            <text:p>1960</text:p>
          </table:table-cell>
          <table:table-cell office:value-type="float" office:value="1.63073" calcext:value-type="float">
            <text:p>1,63073</text:p>
          </table:table-cell>
          <table:table-cell table:style-name="ce1" office:value-type="float" office:value="21317037733" calcext:value-type="float">
            <text:p>2131703773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21632309" calcext:value-type="float">
            <text:p>13521632309</text:p>
          </table:table-cell>
          <table:table-cell office:value-type="float" office:value="4.20297" calcext:value-type="float">
            <text:p>4,20297</text:p>
          </table:table-cell>
          <table:table-cell office:value-type="float" office:value="3102" calcext:value-type="float">
            <text:p>3102</text:p>
          </table:table-cell>
          <table:table-cell office:value-type="float" office:value="5.62141" calcext:value-type="float">
            <text:p>5,62141</text:p>
          </table:table-cell>
          <table:table-cell table:style-name="ce1" office:value-type="float" office:value="119459058" calcext:value-type="float">
            <text:p>11945905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626199360" calcext:value-type="float">
            <text:p>12626199360</text:p>
          </table:table-cell>
          <table:table-cell office:value-type="float" office:value="1.07647" calcext:value-type="float">
            <text:p>1,07647</text:p>
          </table:table-cell>
          <table:table-cell office:value-type="float" office:value="1960" calcext:value-type="float">
            <text:p>1960</text:p>
          </table:table-cell>
          <table:table-cell office:value-type="float" office:value="1.63073" calcext:value-type="float">
            <text:p>1,63073</text:p>
          </table:table-cell>
          <table:table-cell table:style-name="ce1" office:value-type="float" office:value="37708947" calcext:value-type="float">
            <text:p>3770894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5253535" calcext:value-type="float">
            <text:p>15253535</text:p>
          </table:table-cell>
          <table:table-cell office:value-type="float" office:value="4.20297" calcext:value-type="float">
            <text:p>4,20297</text:p>
          </table:table-cell>
          <table:table-cell office:value-type="float" office:value="3102" calcext:value-type="float">
            <text:p>3102</text:p>
          </table:table-cell>
          <table:table-cell office:value-type="float" office:value="5.62141" calcext:value-type="float">
            <text:p>5,62141</text:p>
          </table:table-cell>
          <table:table-cell table:style-name="ce1" office:value-type="float" office:value="69318418" calcext:value-type="float">
            <text:p>6931841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6882694" calcext:value-type="float">
            <text:p>16882694</text:p>
          </table:table-cell>
          <table:table-cell office:value-type="float" office:value="1.07647" calcext:value-type="float">
            <text:p>1,07647</text:p>
          </table:table-cell>
          <table:table-cell office:value-type="float" office:value="1960" calcext:value-type="float">
            <text:p>1960</text:p>
          </table:table-cell>
          <table:table-cell office:value-type="float" office:value="1.63073" calcext:value-type="float">
            <text:p>1,63073</text:p>
          </table:table-cell>
          <table:table-cell table:style-name="ce1" office:value-type="float" office:value="21939447408" calcext:value-type="float">
            <text:p>2193944740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64498984" calcext:value-type="float">
            <text:p>13564498984</text:p>
          </table:table-cell>
          <table:table-cell office:value-type="float" office:value="4.20297" calcext:value-type="float">
            <text:p>4,20297</text:p>
          </table:table-cell>
          <table:table-cell office:value-type="float" office:value="3102" calcext:value-type="float">
            <text:p>3102</text:p>
          </table:table-cell>
          <table:table-cell office:value-type="float" office:value="5.62141" calcext:value-type="float">
            <text:p>5,62141</text:p>
          </table:table-cell>
          <table:table-cell table:style-name="ce1" office:value-type="float" office:value="62112546318" calcext:value-type="float">
            <text:p>6211254631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576406107" calcext:value-type="float">
            <text:p>12576406107</text:p>
          </table:table-cell>
          <table:table-cell office:value-type="float" office:value="1.07647" calcext:value-type="float">
            <text:p>1,07647</text:p>
          </table:table-cell>
          <table:table-cell office:value-type="float" office:value="1960" calcext:value-type="float">
            <text:p>1960</text:p>
          </table:table-cell>
          <table:table-cell office:value-type="float" office:value="1.63073" calcext:value-type="float">
            <text:p>1,63073</text:p>
          </table:table-cell>
          <table:table-cell table:style-name="ce1" office:value-type="float" office:value="140836277" calcext:value-type="float">
            <text:p>14083627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03345707" calcext:value-type="float">
            <text:p>13503345707</text:p>
          </table:table-cell>
          <table:table-cell office:value-type="float" office:value="4.20297" calcext:value-type="float">
            <text:p>4,20297</text:p>
          </table:table-cell>
          <table:table-cell office:value-type="float" office:value="3102" calcext:value-type="float">
            <text:p>3102</text:p>
          </table:table-cell>
          <table:table-cell office:value-type="float" office:value="5.62141" calcext:value-type="float">
            <text:p>5,62141</text:p>
          </table:table-cell>
          <table:table-cell table:style-name="ce1" office:value-type="float" office:value="60923401304" calcext:value-type="float">
            <text:p>6092340130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2065942" calcext:value-type="float">
            <text:p>22065942</text:p>
          </table:table-cell>
          <table:table-cell office:value-type="float" office:value="1.07647" calcext:value-type="float">
            <text:p>1,07647</text:p>
          </table:table-cell>
          <table:table-cell office:value-type="float" office:value="1960" calcext:value-type="float">
            <text:p>1960</text:p>
          </table:table-cell>
          <table:table-cell office:value-type="float" office:value="1.63073" calcext:value-type="float">
            <text:p>1,63073</text:p>
          </table:table-cell>
          <table:table-cell table:style-name="ce1" office:value-type="float" office:value="21759259001" calcext:value-type="float">
            <text:p>2175925900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05452" calcext:value-type="float">
            <text:p>0,105452</text:p>
          </table:table-cell>
          <table:table-cell table:formula="of:=([.C45]+[.C46]+[.C47]+[.C48]+[.C49])/5" office:value-type="float" office:value="21" calcext:value-type="float">
            <text:p>21</text:p>
          </table:table-cell>
          <table:table-cell table:formula="of:=([.D45]+[.D46]+[.D47]+[.D48]+[.D49])/5" office:value-type="float" office:value="0.106576" calcext:value-type="float">
            <text:p>0,106576</text:p>
          </table:table-cell>
          <table:table-cell table:style-name="ce1" table:formula="of:=([.E45]+[.E46]+[.E47]+[.E48]+[.E49])/5" office:value-type="float" office:value="10870188459.4" calcext:value-type="float">
            <text:p>10870188459,4</text:p>
          </table:table-cell>
          <table:table-cell table:formula="of:=([.F45]+[.F46]+[.F47]+[.F48]+[.F49])/5" office:value-type="float" office:value="4.20297" calcext:value-type="float">
            <text:p>4,20297</text:p>
          </table:table-cell>
          <table:table-cell table:formula="of:=([.G45]+[.G46]+[.G47]+[.G48]+[.G49])/5" office:value-type="float" office:value="3102" calcext:value-type="float">
            <text:p>3102</text:p>
          </table:table-cell>
          <table:table-cell table:formula="of:=([.H45]+[.H46]+[.H47]+[.H48]+[.H49])/5" office:value-type="float" office:value="5.62141" calcext:value-type="float">
            <text:p>5,62141</text:p>
          </table:table-cell>
          <table:table-cell table:style-name="ce1" table:formula="of:=([.I45]+[.I46]+[.I47]+[.I48]+[.I49])/5" office:value-type="float" office:value="37210105269.6" calcext:value-type="float">
            <text:p>37210105269,6</text:p>
          </table:table-cell>
          <table:table-cell table:formula="of:=([.J45]+[.J46]+[.J47]+[.J48]+[.J49])/5" office:value-type="float" office:value="0.117006" calcext:value-type="float">
            <text:p>0,117006</text:p>
          </table:table-cell>
          <table:table-cell table:formula="of:=([.K45]+[.K46]+[.K47]+[.K48]+[.K49])/5" office:value-type="float" office:value="0" calcext:value-type="float">
            <text:p>0</text:p>
          </table:table-cell>
          <table:table-cell table:formula="of:=([.L45]+[.L46]+[.L47]+[.L48]+[.L49])/5" office:value-type="float" office:value="0.117006" calcext:value-type="float">
            <text:p>0,117006</text:p>
          </table:table-cell>
          <table:table-cell table:style-name="ce1" table:formula="of:=([.M45]+[.M46]+[.M47]+[.M48]+[.M49])/5" office:value-type="float" office:value="7558246598" calcext:value-type="float">
            <text:p>7558246598</text:p>
          </table:table-cell>
          <table:table-cell table:formula="of:=([.N45]+[.N46]+[.N47]+[.N48]+[.N49])/5" office:value-type="float" office:value="1.07647" calcext:value-type="float">
            <text:p>1,07647</text:p>
          </table:table-cell>
          <table:table-cell table:formula="of:=([.O45]+[.O46]+[.O47]+[.O48]+[.O49])/5" office:value-type="float" office:value="1960" calcext:value-type="float">
            <text:p>1960</text:p>
          </table:table-cell>
          <table:table-cell table:formula="of:=([.P45]+[.P46]+[.P47]+[.P48]+[.P49])/5" office:value-type="float" office:value="1.63073" calcext:value-type="float">
            <text:p>1,63073</text:p>
          </table:table-cell>
          <table:table-cell table:style-name="ce1" table:formula="of:=([.Q45]+[.Q46]+[.Q47]+[.Q48]+[.Q49])/5" office:value-type="float" office:value="13038857873.2" calcext:value-type="float">
            <text:p>13038857873,2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48543142" calcext:value-type="float">
            <text:p>1344854314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76438663" calcext:value-type="float">
            <text:p>7643866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01601067" calcext:value-type="float">
            <text:p>12701601067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0830611" calcext:value-type="float">
            <text:p>2083061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09960031" calcext:value-type="float">
            <text:p>1350996003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1262241735" calcext:value-type="float">
            <text:p>6126224173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80362640" calcext:value-type="float">
            <text:p>180362640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784502455" calcext:value-type="float">
            <text:p>21784502455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0658505" calcext:value-type="float">
            <text:p>10658505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279052610" calcext:value-type="float">
            <text:p>27905261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34014717" calcext:value-type="float">
            <text:p>12734014717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94207139" calcext:value-type="float">
            <text:p>9420713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6390359" calcext:value-type="float">
            <text:p>16390359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2954363442" calcext:value-type="float">
            <text:p>6295436344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00568845" calcext:value-type="float">
            <text:p>1270056884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10966460" calcext:value-type="float">
            <text:p>1096646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39559283" calcext:value-type="float">
            <text:p>13439559283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344508643" calcext:value-type="float">
            <text:p>6434450864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54069523" calcext:value-type="float">
            <text:p>12754069523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18252702" calcext:value-type="float">
            <text:p>1825270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05452" calcext:value-type="float">
            <text:p>0,105452</text:p>
          </table:table-cell>
          <table:table-cell table:formula="of:=([.C52]+[.C53]+[.C54]+[.C55]+[.C56])/5" office:value-type="float" office:value="21" calcext:value-type="float">
            <text:p>21</text:p>
          </table:table-cell>
          <table:table-cell table:formula="of:=([.D52]+[.D53]+[.D54]+[.D55]+[.D56])/5" office:value-type="float" office:value="0.106576" calcext:value-type="float">
            <text:p>0,106576</text:p>
          </table:table-cell>
          <table:table-cell table:style-name="ce1" table:formula="of:=([.E52]+[.E53]+[.E54]+[.E55]+[.E56])/5" office:value-type="float" office:value="8085022264" calcext:value-type="float">
            <text:p>8085022264</text:p>
          </table:table-cell>
          <table:table-cell table:formula="of:=([.F52]+[.F53]+[.F54]+[.F55]+[.F56])/5" office:value-type="float" office:value="7.41058" calcext:value-type="float">
            <text:p>7,41058</text:p>
          </table:table-cell>
          <table:table-cell table:formula="of:=([.G52]+[.G53]+[.G54]+[.G55]+[.G56])/5" office:value-type="float" office:value="3655" calcext:value-type="float">
            <text:p>3655</text:p>
          </table:table-cell>
          <table:table-cell table:formula="of:=([.H52]+[.H53]+[.H54]+[.H55]+[.H56])/5" office:value-type="float" office:value="9.91985" calcext:value-type="float">
            <text:p>9,91985</text:p>
          </table:table-cell>
          <table:table-cell table:style-name="ce1" table:formula="of:=([.I52]+[.I53]+[.I54]+[.I55]+[.I56])/5" office:value-type="float" office:value="37783321018.6" calcext:value-type="float">
            <text:p>37783321018,6</text:p>
          </table:table-cell>
          <table:table-cell table:formula="of:=([.J52]+[.J53]+[.J54]+[.J55]+[.J56])/5" office:value-type="float" office:value="0.117006" calcext:value-type="float">
            <text:p>0,117006</text:p>
          </table:table-cell>
          <table:table-cell table:formula="of:=([.K52]+[.K53]+[.K54]+[.K55]+[.K56])/5" office:value-type="float" office:value="0" calcext:value-type="float">
            <text:p>0</text:p>
          </table:table-cell>
          <table:table-cell table:formula="of:=([.L52]+[.L53]+[.L54]+[.L55]+[.L56])/5" office:value-type="float" office:value="0.117006" calcext:value-type="float">
            <text:p>0,117006</text:p>
          </table:table-cell>
          <table:table-cell table:style-name="ce1" table:formula="of:=([.M52]+[.M53]+[.M54]+[.M55]+[.M56])/5" office:value-type="float" office:value="10214123358.4" calcext:value-type="float">
            <text:p>10214123358,4</text:p>
          </table:table-cell>
          <table:table-cell table:formula="of:=([.N52]+[.N53]+[.N54]+[.N55]+[.N56])/5" office:value-type="float" office:value="1.99816" calcext:value-type="float">
            <text:p>1,99816</text:p>
          </table:table-cell>
          <table:table-cell table:formula="of:=([.O52]+[.O53]+[.O54]+[.O55]+[.O56])/5" office:value-type="float" office:value="2312" calcext:value-type="float">
            <text:p>2312</text:p>
          </table:table-cell>
          <table:table-cell table:formula="of:=([.P52]+[.P53]+[.P54]+[.P55]+[.P56])/5" office:value-type="float" office:value="3.01179" calcext:value-type="float">
            <text:p>3,01179</text:p>
          </table:table-cell>
          <table:table-cell table:style-name="ce1" table:formula="of:=([.Q52]+[.Q53]+[.Q54]+[.Q55]+[.Q56])/5" office:value-type="float" office:value="4385751873.4" calcext:value-type="float">
            <text:p>4385751873,4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08699761" calcext:value-type="float">
            <text:p>13508699761</text:p>
          </table:table-cell>
          <table:table-cell office:value-type="float" office:value="4.07688" calcext:value-type="float">
            <text:p>4,07688</text:p>
          </table:table-cell>
          <table:table-cell office:value-type="float" office:value="2770" calcext:value-type="float">
            <text:p>2770</text:p>
          </table:table-cell>
          <table:table-cell office:value-type="float" office:value="5.37813" calcext:value-type="float">
            <text:p>5,37813</text:p>
          </table:table-cell>
          <table:table-cell table:style-name="ce1" office:value-type="float" office:value="64831162119" calcext:value-type="float">
            <text:p>64831162119</text:p>
          </table:table-cell>
          <table:table-cell office:value-type="float" office:value="0.405855" calcext:value-type="float">
            <text:p>0,405855</text:p>
          </table:table-cell>
          <table:table-cell office:value-type="float" office:value="957" calcext:value-type="float">
            <text:p>957</text:p>
          </table:table-cell>
          <table:table-cell office:value-type="float" office:value="0.569313" calcext:value-type="float">
            <text:p>0,569313</text:p>
          </table:table-cell>
          <table:table-cell table:style-name="ce1" office:value-type="float" office:value="14690550" calcext:value-type="float">
            <text:p>14690550</text:p>
          </table:table-cell>
          <table:table-cell office:value-type="float" office:value="2.03409" calcext:value-type="float">
            <text:p>2,03409</text:p>
          </table:table-cell>
          <table:table-cell office:value-type="float" office:value="2347" calcext:value-type="float">
            <text:p>2347</text:p>
          </table:table-cell>
          <table:table-cell office:value-type="float" office:value="3.07053" calcext:value-type="float">
            <text:p>3,07053</text:p>
          </table:table-cell>
          <table:table-cell table:style-name="ce1" office:value-type="float" office:value="25106879" calcext:value-type="float">
            <text:p>25106879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93224985" calcext:value-type="float">
            <text:p>13493224985</text:p>
          </table:table-cell>
          <table:table-cell office:value-type="float" office:value="4.07688" calcext:value-type="float">
            <text:p>4,07688</text:p>
          </table:table-cell>
          <table:table-cell office:value-type="float" office:value="2770" calcext:value-type="float">
            <text:p>2770</text:p>
          </table:table-cell>
          <table:table-cell office:value-type="float" office:value="5.37813" calcext:value-type="float">
            <text:p>5,37813</text:p>
          </table:table-cell>
          <table:table-cell table:style-name="ce1" office:value-type="float" office:value="111485372" calcext:value-type="float">
            <text:p>111485372</text:p>
          </table:table-cell>
          <table:table-cell office:value-type="float" office:value="0.405855" calcext:value-type="float">
            <text:p>0,405855</text:p>
          </table:table-cell>
          <table:table-cell office:value-type="float" office:value="957" calcext:value-type="float">
            <text:p>957</text:p>
          </table:table-cell>
          <table:table-cell office:value-type="float" office:value="0.569313" calcext:value-type="float">
            <text:p>0,569313</text:p>
          </table:table-cell>
          <table:table-cell table:style-name="ce1" office:value-type="float" office:value="12741643100" calcext:value-type="float">
            <text:p>12741643100</text:p>
          </table:table-cell>
          <table:table-cell office:value-type="float" office:value="2.03409" calcext:value-type="float">
            <text:p>2,03409</text:p>
          </table:table-cell>
          <table:table-cell office:value-type="float" office:value="2347" calcext:value-type="float">
            <text:p>2347</text:p>
          </table:table-cell>
          <table:table-cell office:value-type="float" office:value="3.07053" calcext:value-type="float">
            <text:p>3,07053</text:p>
          </table:table-cell>
          <table:table-cell table:style-name="ce1" office:value-type="float" office:value="55535932" calcext:value-type="float">
            <text:p>55535932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29892704" calcext:value-type="float">
            <text:p>13529892704</text:p>
          </table:table-cell>
          <table:table-cell office:value-type="float" office:value="4.07688" calcext:value-type="float">
            <text:p>4,07688</text:p>
          </table:table-cell>
          <table:table-cell office:value-type="float" office:value="2770" calcext:value-type="float">
            <text:p>2770</text:p>
          </table:table-cell>
          <table:table-cell office:value-type="float" office:value="5.37813" calcext:value-type="float">
            <text:p>5,37813</text:p>
          </table:table-cell>
          <table:table-cell table:style-name="ce1" office:value-type="float" office:value="100883881" calcext:value-type="float">
            <text:p>100883881</text:p>
          </table:table-cell>
          <table:table-cell office:value-type="float" office:value="0.405855" calcext:value-type="float">
            <text:p>0,405855</text:p>
          </table:table-cell>
          <table:table-cell office:value-type="float" office:value="957" calcext:value-type="float">
            <text:p>957</text:p>
          </table:table-cell>
          <table:table-cell office:value-type="float" office:value="0.569313" calcext:value-type="float">
            <text:p>0,569313</text:p>
          </table:table-cell>
          <table:table-cell table:style-name="ce1" office:value-type="float" office:value="12734288453" calcext:value-type="float">
            <text:p>12734288453</text:p>
          </table:table-cell>
          <table:table-cell office:value-type="float" office:value="2.03409" calcext:value-type="float">
            <text:p>2,03409</text:p>
          </table:table-cell>
          <table:table-cell office:value-type="float" office:value="2347" calcext:value-type="float">
            <text:p>2347</text:p>
          </table:table-cell>
          <table:table-cell office:value-type="float" office:value="3.07053" calcext:value-type="float">
            <text:p>3,07053</text:p>
          </table:table-cell>
          <table:table-cell table:style-name="ce1" office:value-type="float" office:value="21514168280" calcext:value-type="float">
            <text:p>21514168280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93364113" calcext:value-type="float">
            <text:p>13493364113</text:p>
          </table:table-cell>
          <table:table-cell office:value-type="float" office:value="4.07688" calcext:value-type="float">
            <text:p>4,07688</text:p>
          </table:table-cell>
          <table:table-cell office:value-type="float" office:value="2770" calcext:value-type="float">
            <text:p>2770</text:p>
          </table:table-cell>
          <table:table-cell office:value-type="float" office:value="5.37813" calcext:value-type="float">
            <text:p>5,37813</text:p>
          </table:table-cell>
          <table:table-cell table:style-name="ce1" office:value-type="float" office:value="63745703480" calcext:value-type="float">
            <text:p>63745703480</text:p>
          </table:table-cell>
          <table:table-cell office:value-type="float" office:value="0.405855" calcext:value-type="float">
            <text:p>0,405855</text:p>
          </table:table-cell>
          <table:table-cell office:value-type="float" office:value="957" calcext:value-type="float">
            <text:p>957</text:p>
          </table:table-cell>
          <table:table-cell office:value-type="float" office:value="0.569313" calcext:value-type="float">
            <text:p>0,569313</text:p>
          </table:table-cell>
          <table:table-cell table:style-name="ce1" office:value-type="float" office:value="12765338556" calcext:value-type="float">
            <text:p>12765338556</text:p>
          </table:table-cell>
          <table:table-cell office:value-type="float" office:value="2.03409" calcext:value-type="float">
            <text:p>2,03409</text:p>
          </table:table-cell>
          <table:table-cell office:value-type="float" office:value="2347" calcext:value-type="float">
            <text:p>2347</text:p>
          </table:table-cell>
          <table:table-cell office:value-type="float" office:value="3.07053" calcext:value-type="float">
            <text:p>3,07053</text:p>
          </table:table-cell>
          <table:table-cell table:style-name="ce1" office:value-type="float" office:value="18526689" calcext:value-type="float">
            <text:p>1852668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600324187" calcext:value-type="float">
            <text:p>13600324187</text:p>
          </table:table-cell>
          <table:table-cell office:value-type="float" office:value="4.07688" calcext:value-type="float">
            <text:p>4,07688</text:p>
          </table:table-cell>
          <table:table-cell office:value-type="float" office:value="2770" calcext:value-type="float">
            <text:p>2770</text:p>
          </table:table-cell>
          <table:table-cell office:value-type="float" office:value="5.37813" calcext:value-type="float">
            <text:p>5,37813</text:p>
          </table:table-cell>
          <table:table-cell table:style-name="ce1" office:value-type="float" office:value="63138439909" calcext:value-type="float">
            <text:p>63138439909</text:p>
          </table:table-cell>
          <table:table-cell office:value-type="float" office:value="0.405855" calcext:value-type="float">
            <text:p>0,405855</text:p>
          </table:table-cell>
          <table:table-cell office:value-type="float" office:value="957" calcext:value-type="float">
            <text:p>957</text:p>
          </table:table-cell>
          <table:table-cell office:value-type="float" office:value="0.569313" calcext:value-type="float">
            <text:p>0,569313</text:p>
          </table:table-cell>
          <table:table-cell table:style-name="ce1" office:value-type="float" office:value="18399153" calcext:value-type="float">
            <text:p>18399153</text:p>
          </table:table-cell>
          <table:table-cell office:value-type="float" office:value="2.03409" calcext:value-type="float">
            <text:p>2,03409</text:p>
          </table:table-cell>
          <table:table-cell office:value-type="float" office:value="2347" calcext:value-type="float">
            <text:p>2347</text:p>
          </table:table-cell>
          <table:table-cell office:value-type="float" office:value="3.07053" calcext:value-type="float">
            <text:p>3,07053</text:p>
          </table:table-cell>
          <table:table-cell table:style-name="ce1" office:value-type="float" office:value="27519231" calcext:value-type="float">
            <text:p>2751923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105452" calcext:value-type="float">
            <text:p>0,105452</text:p>
          </table:table-cell>
          <table:table-cell table:formula="of:=([.C59]+[.C60]+[.C61]+[.C62]+[.C63])/5" office:value-type="float" office:value="21" calcext:value-type="float">
            <text:p>21</text:p>
          </table:table-cell>
          <table:table-cell table:formula="of:=([.D59]+[.D60]+[.D61]+[.D62]+[.D63])/5" office:value-type="float" office:value="0.106576" calcext:value-type="float">
            <text:p>0,106576</text:p>
          </table:table-cell>
          <table:table-cell table:style-name="ce1" table:formula="of:=([.E59]+[.E60]+[.E61]+[.E62]+[.E63])/5" office:value-type="float" office:value="13525101150" calcext:value-type="float">
            <text:p>13525101150</text:p>
          </table:table-cell>
          <table:table-cell table:formula="of:=([.F59]+[.F60]+[.F61]+[.F62]+[.F63])/5" office:value-type="float" office:value="4.07688" calcext:value-type="float">
            <text:p>4,07688</text:p>
          </table:table-cell>
          <table:table-cell table:formula="of:=([.G59]+[.G60]+[.G61]+[.G62]+[.G63])/5" office:value-type="float" office:value="2770" calcext:value-type="float">
            <text:p>2770</text:p>
          </table:table-cell>
          <table:table-cell table:formula="of:=([.H59]+[.H60]+[.H61]+[.H62]+[.H63])/5" office:value-type="float" office:value="5.37813" calcext:value-type="float">
            <text:p>5,37813</text:p>
          </table:table-cell>
          <table:table-cell table:style-name="ce1" table:formula="of:=([.I59]+[.I60]+[.I61]+[.I62]+[.I63])/5" office:value-type="float" office:value="38385534952.2" calcext:value-type="float">
            <text:p>38385534952,2</text:p>
          </table:table-cell>
          <table:table-cell table:formula="of:=([.J59]+[.J60]+[.J61]+[.J62]+[.J63])/5" office:value-type="float" office:value="0.405855" calcext:value-type="float">
            <text:p>0,405855</text:p>
          </table:table-cell>
          <table:table-cell table:formula="of:=([.K59]+[.K60]+[.K61]+[.K62]+[.K63])/5" office:value-type="float" office:value="957" calcext:value-type="float">
            <text:p>957</text:p>
          </table:table-cell>
          <table:table-cell table:formula="of:=([.L59]+[.L60]+[.L61]+[.L62]+[.L63])/5" office:value-type="float" office:value="0.569313" calcext:value-type="float">
            <text:p>0,569313</text:p>
          </table:table-cell>
          <table:table-cell table:style-name="ce1" table:formula="of:=([.M59]+[.M60]+[.M61]+[.M62]+[.M63])/5" office:value-type="float" office:value="7654871962.4" calcext:value-type="float">
            <text:p>7654871962,4</text:p>
          </table:table-cell>
          <table:table-cell table:formula="of:=([.N59]+[.N60]+[.N61]+[.N62]+[.N63])/5" office:value-type="float" office:value="2.03409" calcext:value-type="float">
            <text:p>2,03409</text:p>
          </table:table-cell>
          <table:table-cell table:formula="of:=([.O59]+[.O60]+[.O61]+[.O62]+[.O63])/5" office:value-type="float" office:value="2347" calcext:value-type="float">
            <text:p>2347</text:p>
          </table:table-cell>
          <table:table-cell table:formula="of:=([.P59]+[.P60]+[.P61]+[.P62]+[.P63])/5" office:value-type="float" office:value="3.07053" calcext:value-type="float">
            <text:p>3,07053</text:p>
          </table:table-cell>
          <table:table-cell table:style-name="ce1" table:formula="of:=([.Q59]+[.Q60]+[.Q61]+[.Q62]+[.Q63])/5" office:value-type="float" office:value="4328171402.2" calcext:value-type="float">
            <text:p>4328171402,2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3503326535" calcext:value-type="float">
            <text:p>13503326535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154089577" calcext:value-type="float">
            <text:p>154089577</text:p>
          </table:table-cell>
          <table:table-cell office:value-type="float" office:value="0.412056" calcext:value-type="float">
            <text:p>0,412056</text:p>
          </table:table-cell>
          <table:table-cell office:value-type="float" office:value="996" calcext:value-type="float">
            <text:p>996</text:p>
          </table:table-cell>
          <table:table-cell office:value-type="float" office:value="0.600271" calcext:value-type="float">
            <text:p>0,600271</text:p>
          </table:table-cell>
          <table:table-cell table:style-name="ce1" office:value-type="float" office:value="111423905" calcext:value-type="float">
            <text:p>111423905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12012934" calcext:value-type="float">
            <text:p>1201293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3" office:value-type="float" office:value="21393598" calcext:value-type="float">
            <text:p>21393598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3292167046" calcext:value-type="float">
            <text:p>63292167046</text:p>
          </table:table-cell>
          <table:table-cell office:value-type="float" office:value="0.412056" calcext:value-type="float">
            <text:p>0,412056</text:p>
          </table:table-cell>
          <table:table-cell office:value-type="float" office:value="996" calcext:value-type="float">
            <text:p>996</text:p>
          </table:table-cell>
          <table:table-cell office:value-type="float" office:value="0.600271" calcext:value-type="float">
            <text:p>0,600271</text:p>
          </table:table-cell>
          <table:table-cell table:style-name="ce1" office:value-type="float" office:value="12696083647" calcext:value-type="float">
            <text:p>12696083647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89706946" calcext:value-type="float">
            <text:p>8970694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3525791564" calcext:value-type="float">
            <text:p>13525791564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104916096" calcext:value-type="float">
            <text:p>104916096</text:p>
          </table:table-cell>
          <table:table-cell office:value-type="float" office:value="0.412056" calcext:value-type="float">
            <text:p>0,412056</text:p>
          </table:table-cell>
          <table:table-cell office:value-type="float" office:value="996" calcext:value-type="float">
            <text:p>996</text:p>
          </table:table-cell>
          <table:table-cell office:value-type="float" office:value="0.600271" calcext:value-type="float">
            <text:p>0,600271</text:p>
          </table:table-cell>
          <table:table-cell table:style-name="ce1" office:value-type="float" office:value="10455639" calcext:value-type="float">
            <text:p>10455639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19151054" calcext:value-type="float">
            <text:p>1915105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3520063105" calcext:value-type="float">
            <text:p>13520063105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4021048223" calcext:value-type="float">
            <text:p>64021048223</text:p>
          </table:table-cell>
          <table:table-cell office:value-type="float" office:value="0.412056" calcext:value-type="float">
            <text:p>0,412056</text:p>
          </table:table-cell>
          <table:table-cell office:value-type="float" office:value="996" calcext:value-type="float">
            <text:p>996</text:p>
          </table:table-cell>
          <table:table-cell office:value-type="float" office:value="0.600271" calcext:value-type="float">
            <text:p>0,600271</text:p>
          </table:table-cell>
          <table:table-cell table:style-name="ce1" office:value-type="float" office:value="12715852374" calcext:value-type="float">
            <text:p>12715852374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6060374" calcext:value-type="float">
            <text:p>2606037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3" office:value-type="float" office:value="27908235" calcext:value-type="float">
            <text:p>27908235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130601257" calcext:value-type="float">
            <text:p>130601257</text:p>
          </table:table-cell>
          <table:table-cell office:value-type="float" office:value="0.412056" calcext:value-type="float">
            <text:p>0,412056</text:p>
          </table:table-cell>
          <table:table-cell office:value-type="float" office:value="996" calcext:value-type="float">
            <text:p>996</text:p>
          </table:table-cell>
          <table:table-cell office:value-type="float" office:value="0.600271" calcext:value-type="float">
            <text:p>0,600271</text:p>
          </table:table-cell>
          <table:table-cell table:style-name="ce1" office:value-type="float" office:value="41251656" calcext:value-type="float">
            <text:p>41251656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90733794" calcext:value-type="float">
            <text:p>290733794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105452" calcext:value-type="float">
            <text:p>0,105452</text:p>
          </table:table-cell>
          <table:table-cell table:style-name="ce9" table:formula="of:=([.C66]+[.C67]+[.C68]+[.C69]+[.C70])/5" office:value-type="float" office:value="21" calcext:value-type="float">
            <text:p>21</text:p>
          </table:table-cell>
          <table:table-cell table:style-name="ce9" table:formula="of:=([.D66]+[.D67]+[.D68]+[.D69]+[.D70])/5" office:value-type="float" office:value="0.106576" calcext:value-type="float">
            <text:p>0,106576</text:p>
          </table:table-cell>
          <table:table-cell table:style-name="ce2" table:formula="of:=([.E66]+[.E67]+[.E68]+[.E69]+[.E70])/5" office:value-type="float" office:value="8119696607.4" calcext:value-type="float">
            <text:p>8119696607,4</text:p>
          </table:table-cell>
          <table:table-cell table:style-name="ce9" table:formula="of:=([.F66]+[.F67]+[.F68]+[.F69]+[.F70])/5" office:value-type="float" office:value="7.48729" calcext:value-type="float">
            <text:p>7,48729</text:p>
          </table:table-cell>
          <table:table-cell table:style-name="ce9" table:formula="of:=([.G66]+[.G67]+[.G68]+[.G69]+[.G70])/5" office:value-type="float" office:value="3627" calcext:value-type="float">
            <text:p>3627</text:p>
          </table:table-cell>
          <table:table-cell table:style-name="ce9" table:formula="of:=([.H66]+[.H67]+[.H68]+[.H69]+[.H70])/5" office:value-type="float" office:value="9.99853" calcext:value-type="float">
            <text:p>9,99853</text:p>
          </table:table-cell>
          <table:table-cell table:style-name="ce2" table:formula="of:=([.I66]+[.I67]+[.I68]+[.I69]+[.I70])/5" office:value-type="float" office:value="25540564439.8" calcext:value-type="float">
            <text:p>25540564439,8</text:p>
          </table:table-cell>
          <table:table-cell table:style-name="ce9" table:formula="of:=([.J66]+[.J67]+[.J68]+[.J69]+[.J70])/5" office:value-type="float" office:value="0.412056" calcext:value-type="float">
            <text:p>0,412056</text:p>
          </table:table-cell>
          <table:table-cell table:style-name="ce9" table:formula="of:=([.K66]+[.K67]+[.K68]+[.K69]+[.K70])/5" office:value-type="float" office:value="996" calcext:value-type="float">
            <text:p>996</text:p>
          </table:table-cell>
          <table:table-cell table:style-name="ce9" table:formula="of:=([.L66]+[.L67]+[.L68]+[.L69]+[.L70])/5" office:value-type="float" office:value="0.600271" calcext:value-type="float">
            <text:p>0,600271</text:p>
          </table:table-cell>
          <table:table-cell table:style-name="ce2" table:formula="of:=([.M66]+[.M67]+[.M68]+[.M69]+[.M70])/5" office:value-type="float" office:value="5115013444.2" calcext:value-type="float">
            <text:p>5115013444,2</text:p>
          </table:table-cell>
          <table:table-cell table:style-name="ce9" table:formula="of:=([.N66]+[.N67]+[.N68]+[.N69]+[.N70])/5" office:value-type="float" office:value="2.02112" calcext:value-type="float">
            <text:p>2,02112</text:p>
          </table:table-cell>
          <table:table-cell table:style-name="ce9" table:formula="of:=([.O66]+[.O67]+[.O68]+[.O69]+[.O70])/5" office:value-type="float" office:value="2325" calcext:value-type="float">
            <text:p>2325</text:p>
          </table:table-cell>
          <table:table-cell table:style-name="ce9" table:formula="of:=([.P66]+[.P67]+[.P68]+[.P69]+[.P70])/5" office:value-type="float" office:value="3.10192" calcext:value-type="float">
            <text:p>3,10192</text:p>
          </table:table-cell>
          <table:table-cell table:style-name="ce2" table:formula="of:=([.Q66]+[.Q67]+[.Q68]+[.Q69]+[.Q70])/5" office:value-type="float" office:value="87533020.4" calcext:value-type="float">
            <text:p>87533020,4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23:01.3848533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26:44.806507656</dc:date>
    <meta:editing-duration>PT16M26S</meta:editing-duration>
    <meta:editing-cycles>5</meta:editing-cycles>
    <meta:generator>LibreOffice/6.0.7.3$Linux_X86_64 LibreOffice_project/00m0$Build-3</meta:generator>
    <meta:document-statistic meta:table-count="1" meta:cell-count="1051" meta:object-count="0"/>
  </office:meta>
</office:document-meta>
</file>